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Long_20_Dash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5" style:family="graphic" style:parent-style-name="objectwithoutfill">
      <style:graphic-properties draw:marker-start="Symmetric_20_Arrow" draw:marker-end="" draw:fill="solid" draw:textarea-vertical-align="middle"/>
    </style:style>
    <style:style style:name="gr6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7" style:family="graphic" style:parent-style-name="objectwithoutfill">
      <style:graphic-properties svg:stroke-color="#158466" draw:marker-start="Symmetric_20_Arrow" draw:marker-end="" draw:fill="solid" draw:textarea-vertical-align="middle"/>
    </style:style>
    <style:style style:name="gr8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9" style:family="graphic" style:parent-style-name="objectwithoutfill">
      <style:graphic-properties svg:stroke-color="#000000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159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3.159cm" svg:y2="18.145cm">
          <text:p/>
        </draw:line>
        <draw:frame draw:style-name="gr2" draw:text-style-name="P2" draw:layer="layout" svg:width="0.505cm" svg:height="0.627cm" svg:x="4.048cm" svg:y="19.6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05cm" svg:height="0.627cm" svg:x="9.258cm" svg:y="21.3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84cm" svg:height="0.627cm" svg:x="7.731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1cm" svg:height="0.2cm" svg:x="4.048cm" svg:y="18.7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033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27cm" svg:height="0.273cm" svg:x="6.161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6.08cm" svg:y1="21.193cm" svg:x2="3.159cm" svg:y2="21.193cm">
          <text:p/>
        </draw:line>
        <draw:line draw:style-name="gr3" draw:text-style-name="P1" draw:layer="layout" svg:x1="3.159cm" svg:y1="18.145cm" svg:x2="3.159cm" svg:y2="21.193cm">
          <text:p/>
        </draw:line>
        <draw:custom-shape draw:style-name="gr4" draw:text-style-name="P2" draw:layer="layout" svg:width="0.254cm" svg:height="0.254cm" svg:x="3.159cm" svg:y="20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0.499cm" svg:height="0.655cm" draw:transform="rotate (0.52639130240149) translate (5.74697124921444cm 20.849950521783cm)" svg:viewBox="0 0 500 656" svg:d="M0 0c117-2 238 32 325 115 100 96 165 231 175 371l-16 114-8 56">
          <text:p/>
        </draw:path>
        <draw:path draw:style-name="gr6" draw:text-style-name="P1" draw:layer="layout" svg:width="0.355cm" svg:height="0.205cm" draw:transform="rotate (0.508938009881546) translate (3.69540745491003cm 18.572299854827cm)" svg:viewBox="0 0 356 206" svg:d="M0 202c127 20 257-40 333-141l23-61">
          <text:p/>
        </draw:path>
        <draw:path draw:style-name="gr7" draw:text-style-name="P1" draw:layer="layout" svg:width="0.416cm" svg:height="0.154cm" draw:transform="rotate (1.81968027812929) translate (11.770840905178cm 21.2118028948319cm)" svg:viewBox="0 0 417 155" svg:d="M0 3c153-19 308 46 417 152">
          <text:p/>
        </draw:path>
        <draw:line draw:style-name="gr8" draw:text-style-name="P1" draw:layer="layout" svg:x1="9.255cm" svg:y1="25.13cm" svg:x2="5.826cm" svg:y2="21.447cm">
          <text:p/>
        </draw:line>
        <draw:frame draw:style-name="gr2" draw:text-style-name="P2" draw:layer="layout" svg:width="0.686cm" svg:height="0.504cm" svg:x="6.664cm" svg:y="23.22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1" draw:layer="layout" svg:x1="6.081cm" svg:y1="21.193cm" svg:x2="9.636cm" svg:y2="24.876cm">
          <text:p/>
        </draw:line>
        <draw:line draw:style-name="gr3" draw:text-style-name="P1" draw:layer="layout" svg:x1="13.319cm" svg:y1="21.193cm" svg:x2="9.636cm" svg:y2="24.749cm">
          <text:p/>
        </draw:line>
        <draw:custom-shape draw:style-name="gr4" draw:text-style-name="P2" draw:layer="layout" svg:width="0.254cm" svg:height="0.254cm" draw:transform="rotate (-2.35619449019235) translate (9.763cm 24.6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593cm" svg:height="0.575cm" svg:x="11.922cm" svg:y="23.4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8" draw:text-style-name="P1" draw:layer="layout" svg:x1="9.89cm" svg:y1="25.13cm" svg:x2="13.573cm" svg:y2="21.447cm">
          <text:p/>
        </draw:line>
        <draw:path draw:style-name="gr9" draw:text-style-name="P1" draw:layer="layout" svg:width="0.53cm" svg:height="0.313cm" draw:transform="rotate (0.843692160414059) translate (6.53291639392531cm 21.6538498088541cm)" svg:viewBox="0 0 531 314" svg:d="M0 303c236 59 421-127 531-303">
          <text:p/>
        </draw:path>
        <draw:frame draw:style-name="gr2" draw:text-style-name="P2" draw:layer="layout" svg:width="0.417cm" svg:height="0.285cm" svg:x="7.096cm" svg:y="21.5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2T21:10:27.331494027</dc:date>
    <meta:editing-duration>PT3H3M39S</meta:editing-duration>
    <meta:editing-cycles>66</meta:editing-cycles>
    <meta:generator>LibreOffice/6.4.7.2$Linux_X86_64 LibreOffice_project/4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5/content.xml><?xml version="1.0" encoding="utf-8"?>
<math xmlns="http://www.w3.org/1998/Math/MathML" display="block">
  <semantics>
    <mrow>
      <mi>b</mi>
      <mi>'</mi>
    </mrow>
    <annotation encoding="StarMath 5.0">b'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7/content.xml><?xml version="1.0" encoding="utf-8"?>
<math xmlns="http://www.w3.org/1998/Math/MathML" display="block">
  <semantics>
    <msub>
      <mi>h</mi>
      <mi>b</mi>
    </msub>
    <annotation encoding="StarMath 5.0">h_b</annotation>
  </semantics>
</math>
</file>

<file path=Object 8/content.xml><?xml version="1.0" encoding="utf-8"?>
<math xmlns="http://www.w3.org/1998/Math/MathML" display="block">
  <semantics>
    <mi>λ</mi>
    <annotation encoding="StarMath 5.0">%lambda</annotation>
  </semantics>
</math>
</file>